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в густой тени исхода ночи начинала уже, понемногу, угадываться более сплочённая чернота вдоль дорожной лесополосы. </text:p>
      <text:p text:style-name="Text_20_body">Машине-то эдакая автострада – высшая, поди, мера без права кассации,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Text_20_body">Ветер попутный. Ветер дует прямо в спину, не пора ли к магазину? Не послать ли нам гонца… </text:p>
      <text:p text:style-name="Text_20_body">Эк тебя повело, полегшее на поворотах, малый. А сухой закон? Запамятовал? «Дура лекс, сед лекс» - перевести? </text:p>
      <text:p text:style-name="Text_20_body">Не иссвольте беспокойисся, с латынью мы на «ты». </text:p>
      <text:p text:style-name="Text_20_body">Но так опуститься! Какая вульгарщина! Пошлость наинизкопробнейшая. Гонца. Винца. Фи! </text:p>
      <text:p text:style-name="Text_20_body">А чё? Народное творчество. Фольклёр. Безупречный ямб. </text:p>
      <text:p text:style-name="Text_20_body">Тебя бы ямбом этим да - по вые, чтоб разбирал ямб от дактиля. </text:p>
      <text:p text:style-name="Text_20_body">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Text_20_body">М-да, хореи нынче захирели. Экология заела. Куда ни кинься –«горячо одобряя на съ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Text_20_body">«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вскормлённый, раскумекал: какого рожна хлюст энтот, Ахиллес, клеется к сынку звезды бразильского футбола. Тут и бумаги не напасёшься! А про рост благосостояния на чём тискать? </text:p>
      <text:p text:style-name="Text_20_body">И то правда, только жить-то хочется, а жить не с кем, вот и живёшь с кем попало. Оттого и тешится народ фольклёрщиной. И отменный, заметьте, поделки встречаются, Взять хоть эту: «…последний раз, падлюги, спрашую – хто сказал на бога «рашпиль»?!.». </text:p>
      <text:p text:style-name="Text_20_body">В чуть белесой уже мгле безлюдья – сдержанное фырканье смешка. Наплыл и отстал черный сгусток деревца на обочине. </text:p>
      <text:p text:style-name="Text_20_body">Однако же и вышколили тебя. Кому здесь заоглядываться на беспричинный смех? </text:p>
      <text:p text:style-name="Text_20_body">Иду и улыбаюсь сам себе, при мысли же «что встречные подумают?!» и вовсе хохочу. </text:p>
      <text:p text:style-name="Text_20_body">Тоже народ нафольклёрил? </text:p>
      <text:p text:style-name="Text_20_body">Не, какой-то чех с поэтическим уклоном. </text:p>
      <text:p text:style-name="Text_20_body">А чехи не люди? Заколю! </text:p>
      <text:p text:style-name="Text_20_body">Смилуйся, о, Авраам! Пошарь в кусточках, авось разойдёмся красиво – и Яхве сытый, и сыночек целый. </text:p>
      <text:p text:style-name="Text_20_body"><text:soft-page-break/>А если я – Тарас Бульба? </text:p>
      <text:p text:style-name="Text_20_body">Ну, это, разве что в засушенном виде. Из тебя казак, как из козы Робинзон Крузо. И больше так не скажи – куры засмеют. </text:p>
      <text:p text:style-name="Text_20_body">Эва! А говорили будто смех – монопольная собственность Хомы Сапинсова. </text:p>
      <text:p text:style-name="Text_20_body">Ну, в смысле физиологии, ясно: спазмы и поперхивания жутко нужные здоровью. А в смысле смысла? Что за прибыль от этой монополии? </text:p>
      <text:p text:style-name="Text_20_body">Помозгуем. Где смеются порядочные люди? В специально отведенных местах. В цирке, скажем, или… </text:p>
      <text:p text:style-name="Text_20_body">Правильно! Айда в кино! Комедия – предел всему! Фантоцци. Ух, даёт! </text:p>
      <text:p text:style-name="Text_20_body">Шмяк! Бряк! Шарах! Дзинь-буль-тресь-бздынь!! Пссс… </text:p>
      <text:p text:style-name="Text_20_body">Гы-гы-га! У-ю-гу-гу! Х-хо-хо! Иа-ха-ха! Вот где смеху-то! </text:p>
      <text:p text:style-name="Text_20_body">Только соседка моя, необъятная дама слева, ни гу-гу. Что такое? Вздремнула? Нет, глядит добросовестно, но молча. </text:p>
      <text:p text:style-name="Text_20_body">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Text_20_body">И спрашивается теперь: отчего смеются люди? Ответствую – от страха. </text:p>
      <text:p text:style-name="Text_20_body">От страха? </text:p>
      <text:p text:style-name="Text_20_body">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Text_20_body">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Text_20_body">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Text_20_body">Выходит, тот, кто никогда не смеётся, ничего не боится? </text:p>
      <text:p text:style-name="Text_20_body">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text:soft-page-break/>человекообразные с латинской кличкой «homo sapiens». Так что не пудрите нам мозги. </text:p>
      <text:p text:style-name="Text_20_body">Но тогда получается, что с помощью анекдотов можно узнавать… </text:p>
      <text:p text:style-name="Text_20_body">Ага! Доходит? Отлично. Идём дальше. А вот, кстати, и километровый столб. Ну-ка, что поведает? Нет, не разберу, темно ещё. </text:p>
      <text:p text:style-name="Text_20_body">Ну, и хрен с ним, пущай стоить. Не он первый, не он последний. Чего пристал к сиротке? Нужóн он тебе? Топаешь и топай своей дорогой. </text:p>
      <text:p text:style-name="Text_20_body">Ах, извините. Право слово – без умысла и подвохов. Ещё раз прощения просим. Счастливо оставаться… </text:p>
      <text:p text:style-name="Standard">;;;;;;;;;;;;;;;;;;;;;;;;;;;;;;;;;</text:p>
      <text:p text:style-name="Text_20_body">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Text_20_body">Ну, ты даёшь! Впору «эврика!» вопить и – галопом в бюро патентов. </text:p>
      <text:p text:style-name="Text_20_body">Зачем, чудак? Давно уж все велов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Text_20_body">Красиво токуешь, голубчик. А можно вопрос из зала: гражданин управдом, а вы это хорошо прицепили? </text:p>
      <text:p text:style-name="Text_20_body">Не бойся, нашаван, не сорвёшь! Или есть резонное «но»? </text:p>
      <text:p text:style-name="Text_20_body">Умгу, естя маненько. Куда вы—в своей системе—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Text_20_body">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я тощие струи сухой <text:soft-page-break/>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Text_20_body">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Text_20_body">- Ай эм хэппи! </text:p>
      <text:p text:style-name="Text_20_body">Кутерьму крупиц на дороге, словно зеркало, повторяет круговерть низко мчащихся облаков. </text:p>
      <text:p text:style-name="Text_20_body">- Эм хэппи,- на этот раз почему-то с угрозой и чуть вопросительно. </text:p>
      <text:p text:style-name="Text_20_body">- Хэппи!- совсем уже грустно. </text:p>
      <text:p text:style-name="Text_20_body">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Text_20_body">Идиот! И когда уж тебе дойдет,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горяч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а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Standard">;;;;;;;;;;;;;;;;;;;;;;;;;;;;;;;;;</text:p>
      <text:p text:style-name="Text_20_body">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о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ые услуги цветущей цивилизации. </text:p>
      <text:p text:style-name="Text_20_body"><text:soft-page-break/>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Text_20_body">Какая-то техника. </text:p>
      <text:p text:style-name="Text_20_body">Ага. </text:p>
      <text:p text:style-name="Text_20_body">Какая? </text:p>
      <text:p text:style-name="Text_20_body">Ну, мало ли наклёпано всяких для сельхозработ. Ближе подойдём тогда и… </text:p>
      <text:p text:style-name="Text_20_body">В паху явно наклюнулось жжение. </text:p>
      <text:p text:style-name="Text_20_body">Да погоди ты со своими позывами. </text:p>
      <text:p text:style-name="Text_20_body">Точно – техника, хотя из другой сферы. </text:p>
      <text:p text:style-name="Text_20_body">Он остановился у окрашенного в мандариново-жёлтый цвет дорожного катка. </text:p>
      <text:p text:style-name="Text_20_body">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Text_20_body">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Text_20_body">Всё течёт, всё изменяется. Один и тот же чай нельзя выпить дважды. </text:p>
      <text:p text:style-name="Text_20_body">В деревню, откуда он сейчас шёл, это был второй его приезд. Хотя, конечно, в первый раз не сам ехал, а был привезён. </text:p>
      <text:p text:style-name="Text_20_body">В то лето дни длились по веку, неспешные, как спокойный ручей, беззвучно кативший гладкую воду, разделяя деревню на ихних и наших. </text:p>
      <text:p text:style-name="Text_20_body">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Отшумело. Быльём поросло. Стал преданием Лёха-шорник, наипервейший боец и послушливый сын. Держал его тятька в строгости. </text:p>
      <text:p text:style-name="Text_20_body">- Куды?- шумнёт бывалоча,- богатый шибко? Ну-кыть, работай! </text:p>
      <text:p text:style-name="Text_20_body">И склоняет тридцатилетний сынок могучие плечи над хомутом, шилом тыкает, а сам весь там – у ручья, откуда мчат запыханные мальцы: </text:p>
      <text:p text:style-name="Text_20_body">- Ой, Олёша, ломят наших-то. </text:p>
      <text:p text:style-name="Text_20_body">Отец только зыркнет и – молчит Лёха, дратву втаскивает, покуда в избе не услышится хряск и рявканье упорного отступления вдоль улицы. Тут уж батя не выдержит, подойдёт – хлобысь!- Лёху в ухо: </text:p>
      <text:p text:style-name="Text_20_body">- Туды-т, растуды-т! Наших гонют, а энтот …! </text:p>
      <text:p text:style-name="Text_20_body"><text:soft-page-break/>Дальше Лёха не слушает, от уж за дверью, переулками оббегает побоище, потому как с тылу нельзя. </text:p>
      <text:p text:style-name="Text_20_body">- Лёха вышел! </text:p>
      <text:p text:style-name="Text_20_body">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И погнали обратно к ручью, потом вверх по откосу, потом до околицы. </text:p>
      <text:p text:style-name="Text_20_body">Да, гремела деревня. Коллективизация этим игрищам край положила. Лёху голодовка прибрала и батю, конечно, тоже. </text:p>
      <text:p text:style-name="Text_20_body">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Text_20_body">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блеклого неба. Марианская впадина. </text:p>
      <text:p text:style-name="Standard">;;;;;;;;;;;;;;;;;;;;;;;;;;</text:p>
      <text:p text:style-name="Text_20_body">- Вы к кому? </text:p>
      <text:p text:style-name="Text_20_body">Он назвал имя-отчество и фамилию её мужа. </text:p>
      <text:p text:style-name="Text_20_body">- А сами-то кто будете? </text:p>
      <text:p text:style-name="Text_20_body">Он назвал имя (без отчества) и фамилию её мужа. </text:p>
      <text:p text:style-name="Text_20_body">- Выходит племяш?- скоро догадалась она. </text:p>
      <text:p text:style-name="Text_20_body">- Он самый,- согласился он, сдерживая улыбку. </text:p>
      <text:p text:style-name="Text_20_body">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Text_20_body">Он сидел привалившись к спинке дивана, разглядывая внутренности единственной комнаты с каменой печуркой напротив, от которой кругло-гладкая серая труба из азбесто-цемента шла кверху, а у потолка преломлялась к кухонной стене. В направлении к противоположной стене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text:soft-page-break/>минаретом спящего города. В углу комнаты их поджидал коричневый шкаф. </text:p>
      <text:p text:style-name="Text_20_body">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стелился половик-дорожка, а над головой—в том же направлении—шли доски потолка: голые, синие. </text:p>
      <text:p text:style-name="Text_20_body">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Text_20_body">В кухне стукнула входная дверь. </text:p>
      <text:p text:style-name="Text_20_body">- Бабань! Две пятёрки! </text:p>
      <text:p text:style-name="Text_20_body">-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Text_20_body">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Text_20_body">- Лены папа,- отвечала она, собирая поесть.- Помнишь, приезжала в то лето к бабушке Саше? </text:p>
      <text:p text:style-name="Text_20_body">Позвала гостя за стол. </text:p>
      <text:p text:style-name="Text_20_body">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откудашний дядя ел молча. </text:p>
      <text:p text:style-name="Text_20_body">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Text_20_body">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Text_20_body">Пора уже вторые рамы вставлять. </text:p>
      <text:p text:style-name="Text_20_body">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10-03T17:13:15.727892759</meta:creation-date>
    <dc:date>2016-10-03T17:15:52.226385347</dc:date>
    <dc:creator>sehrguey </dc:creator>
    <meta:editing-duration>PT2M36S</meta:editing-duration>
    <meta:editing-cycles>1</meta:editing-cycles>
    <meta:document-statistic meta:table-count="0" meta:image-count="0" meta:object-count="0" meta:page-count="7" meta:paragraph-count="105" meta:word-count="2617" meta:character-count="17385" meta:non-whitespace-character-count="14728"/>
    <meta:generator>LibreOffice/4.3.3.2$Linux_x86 LibreOffice_project/430m0$Build-2</meta:generator>
  </office:meta>
</office:document-meta>
</file>